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/>
        </table:table-row>
        <table:table-row table:style-name="ro1">
          <table:table-cell office:value-type="string" calcext:value-type="string">
            <text:p>Monitor Gigabyte GS32Q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Kabel HDMI Baseus 3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przedaż vr</text:p>
          </table:table-cell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ero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gro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style-name="ce1" table:formula="of:=SUM([.E2:.E4])"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łacić się candyemu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1" table:formula="of:=SUM([.B2:.B7])" office:value-type="float" office:value="1930" calcext:value-type="float">
            <text:p>1930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p America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19:02:40.8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06T19:02:54.038000000</dc:date>
    <meta:editing-duration>PT3H27M54S</meta:editing-duration>
    <meta:editing-cycles>12</meta:editing-cycles>
    <meta:generator>LibreOffice/24.2.4.2$Windows_X86_64 LibreOffice_project/51a6219feb6075d9a4c46691dcfe0cd9c4fff3c2</meta:generator>
    <meta:document-statistic meta:table-count="1" meta:cell-count="46" meta:object-count="0"/>
  </office:meta>
</office:document-meta>
</file>